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00000000BBAF12B7AE095059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7d44" officeooo:paragraph-rsid="00157d44"/>
    </style:style>
    <style:style style:name="P2" style:family="paragraph" style:parent-style-name="Standard">
      <style:text-properties fo:font-variant="normal" fo:text-transform="none" fo:color="#111111" style:font-name="Verdana" fo:font-size="8.25pt" fo:letter-spacing="normal" fo:font-style="normal" fo:font-weight="normal" officeooo:rsid="00157d44" officeooo:paragraph-rsid="00157d44"/>
    </style:style>
    <style:style style:name="P3" style:family="paragraph" style:parent-style-name="Standard">
      <style:text-properties fo:font-variant="normal" fo:text-transform="none" fo:color="#111111" style:font-name="Verdana" fo:font-size="8.25pt" fo:letter-spacing="normal" fo:font-style="normal" fo:font-weight="normal" officeooo:rsid="00170bbc" officeooo:paragraph-rsid="00170bbc"/>
    </style:style>
    <style:style style:name="P4" style:family="paragraph" style:parent-style-name="Standard">
      <style:text-properties officeooo:rsid="0023b43f" officeooo:paragraph-rsid="0023b43f"/>
    </style:style>
    <style:style style:name="P5" style:family="paragraph" style:parent-style-name="Standard">
      <style:text-properties officeooo:rsid="0023b43f" officeooo:paragraph-rsid="002585bb"/>
    </style:style>
    <style:style style:name="P6" style:family="paragraph" style:parent-style-name="Standard">
      <style:text-properties officeooo:rsid="002585bb" officeooo:paragraph-rsid="002585bb"/>
    </style:style>
    <style:style style:name="P7" style:family="paragraph" style:parent-style-name="Text_20_body">
      <style:text-properties fo:font-variant="normal" fo:text-transform="none" fo:color="#111111" style:font-name="Verdana" fo:font-size="8.25pt" fo:letter-spacing="normal" fo:font-style="normal" fo:font-weight="normal" officeooo:rsid="00170bbc" officeooo:paragraph-rsid="00170bbc"/>
    </style:style>
    <style:style style:name="P8" style:family="paragraph" style:parent-style-name="Text_20_body">
      <style:text-properties fo:font-variant="normal" fo:text-transform="none" fo:color="#111111" style:font-name="Verdana" fo:font-size="8.25pt" fo:letter-spacing="normal" fo:font-style="normal" fo:font-weight="normal" fo:background-color="transparent"/>
    </style:style>
    <style:style style:name="P9" style:family="paragraph" style:parent-style-name="Text_20_body">
      <style:text-properties fo:font-variant="normal" fo:text-transform="none" fo:color="#111111" fo:letter-spacing="normal" fo:background-color="transparent"/>
    </style:style>
    <style:style style:name="P10" style:family="paragraph" style:parent-style-name="Text_20_body">
      <style:text-properties fo:background-color="#ffff00"/>
    </style:style>
    <style:style style:name="P11" style:family="paragraph" style:parent-style-name="Text_20_body">
      <style:text-properties officeooo:rsid="001a69b8" officeooo:paragraph-rsid="001a69b8" fo:background-color="#ffff00"/>
    </style:style>
    <style:style style:name="P12" style:family="paragraph" style:parent-style-name="Text_20_body">
      <style:text-properties officeooo:rsid="00189f28" officeooo:paragraph-rsid="00189f28"/>
    </style:style>
    <style:style style:name="P13" style:family="paragraph" style:parent-style-name="Text_20_body">
      <style:text-properties fo:background-color="transparen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11111" style:font-name="Verdana" fo:font-size="8.25pt" fo:letter-spacing="normal" fo:font-style="normal" fo:font-weight="normal"/>
    </style:style>
    <style:style style:name="P16" style:family="paragraph" style:parent-style-name="Text_20_body">
      <style:paragraph-properties fo:margin-left="0cm" fo:margin-right="0cm" fo:text-indent="0cm" style:auto-text-indent="false"/>
      <style:text-properties officeooo:rsid="001a69b8" officeooo:paragraph-rsid="001a69b8"/>
    </style:style>
    <style:style style:name="P17" style:family="paragraph" style:parent-style-name="Text_20_body">
      <style:paragraph-properties fo:margin-left="0cm" fo:margin-right="0cm" fo:text-indent="0cm" style:auto-text-indent="false"/>
      <style:text-properties officeooo:rsid="001be833" officeooo:paragraph-rsid="001be833"/>
    </style:style>
    <style:style style:name="P18" style:family="paragraph" style:parent-style-name="Text_20_body">
      <style:paragraph-properties fo:margin-left="0cm" fo:margin-right="0cm" fo:text-indent="0cm" style:auto-text-indent="false"/>
      <style:text-properties officeooo:rsid="001c4e7f" officeooo:paragraph-rsid="001c4e7f"/>
    </style:style>
    <style:style style:name="P19" style:family="paragraph" style:parent-style-name="Text_20_body">
      <style:paragraph-properties fo:margin-left="0cm" fo:margin-right="0cm" fo:text-indent="0cm" style:auto-text-indent="false"/>
      <style:text-properties officeooo:rsid="001c4e7f" officeooo:paragraph-rsid="001c4e7f" fo:background-color="#ffff00"/>
    </style:style>
    <style:style style:name="P20" style:family="paragraph" style:parent-style-name="Text_20_body">
      <style:paragraph-properties fo:margin-left="0cm" fo:margin-right="0cm" fo:text-indent="0cm" style:auto-text-indent="false"/>
      <style:text-properties officeooo:rsid="001d05a5" officeooo:paragraph-rsid="001d05a5" fo:background-color="#ffff00"/>
    </style:style>
    <style:style style:name="P21" style:family="paragraph" style:parent-style-name="Text_20_body">
      <style:paragraph-properties fo:margin-left="0cm" fo:margin-right="0cm" fo:text-indent="0cm" style:auto-text-indent="false"/>
      <style:text-properties officeooo:rsid="002309db" officeooo:paragraph-rsid="002309db" fo:background-color="#ffff00"/>
    </style:style>
    <style:style style:name="P22" style:family="paragraph" style:parent-style-name="Text_20_body">
      <style:paragraph-properties fo:margin-left="0cm" fo:margin-right="0cm" fo:text-indent="0cm" style:auto-text-indent="false"/>
      <style:text-properties officeooo:rsid="002309db" officeooo:paragraph-rsid="002585bb" fo:background-color="#ffff00"/>
    </style:style>
    <style:style style:name="P23" style:family="paragraph" style:parent-style-name="Text_20_body">
      <style:paragraph-properties fo:margin-left="0cm" fo:margin-right="0cm" fo:text-indent="0cm" style:auto-text-indent="false"/>
      <style:text-properties officeooo:rsid="001d05a5" officeooo:paragraph-rsid="001d05a5"/>
    </style:style>
    <style:style style:name="P24" style:family="paragraph" style:parent-style-name="Text_20_body">
      <style:paragraph-properties fo:margin-left="0cm" fo:margin-right="0cm" fo:text-indent="0cm" style:auto-text-indent="false"/>
      <style:text-properties officeooo:rsid="001d05a5" officeooo:paragraph-rsid="002585bb"/>
    </style:style>
    <style:style style:name="P25" style:family="paragraph" style:parent-style-name="Text_20_body">
      <style:paragraph-properties fo:margin-left="0cm" fo:margin-right="0cm" fo:text-indent="0cm" style:auto-text-indent="false"/>
      <style:text-properties officeooo:rsid="0020a57d" officeooo:paragraph-rsid="0020a57d"/>
    </style:style>
    <style:style style:name="P26" style:family="paragraph" style:parent-style-name="Text_20_body">
      <style:paragraph-properties fo:margin-left="0cm" fo:margin-right="0cm" fo:text-indent="0cm" style:auto-text-indent="false"/>
      <style:text-properties officeooo:rsid="0020a57d" officeooo:paragraph-rsid="002309db"/>
    </style:style>
    <style:style style:name="P27" style:family="paragraph" style:parent-style-name="Text_20_body">
      <style:paragraph-properties fo:margin-left="0cm" fo:margin-right="0cm" fo:text-indent="0cm" style:auto-text-indent="false"/>
      <style:text-properties officeooo:rsid="0020a57d" officeooo:paragraph-rsid="002585bb"/>
    </style:style>
    <style:style style:name="P28" style:family="paragraph" style:parent-style-name="Text_20_body">
      <style:paragraph-properties fo:margin-left="0cm" fo:margin-right="0cm" fo:text-indent="0cm" style:auto-text-indent="false"/>
      <style:text-properties officeooo:rsid="00222fef" officeooo:paragraph-rsid="0020a57d"/>
    </style:style>
    <style:style style:name="P29" style:family="paragraph" style:parent-style-name="Text_20_body">
      <style:paragraph-properties fo:margin-left="0cm" fo:margin-right="0cm" fo:text-indent="0cm" style:auto-text-indent="false"/>
      <style:text-properties officeooo:rsid="00222fef" officeooo:paragraph-rsid="002309db"/>
    </style:style>
    <style:style style:name="P30" style:family="paragraph" style:parent-style-name="Text_20_body">
      <style:paragraph-properties fo:margin-left="0cm" fo:margin-right="0cm" fo:text-indent="0cm" style:auto-text-indent="false"/>
      <style:text-properties officeooo:rsid="00222fef" officeooo:paragraph-rsid="002585bb"/>
    </style:style>
    <style:style style:name="P31" style:family="paragraph" style:parent-style-name="Text_20_body">
      <style:paragraph-properties fo:margin-left="0cm" fo:margin-right="0cm" fo:text-indent="0cm" style:auto-text-indent="false"/>
      <style:text-properties officeooo:rsid="002309db" officeooo:paragraph-rsid="002309db"/>
    </style:style>
    <style:style style:name="P32" style:family="paragraph" style:parent-style-name="Text_20_body">
      <style:paragraph-properties fo:margin-left="0cm" fo:margin-right="0cm" fo:text-indent="0cm" style:auto-text-indent="false"/>
      <style:text-properties officeooo:rsid="002309db" officeooo:paragraph-rsid="001d05a5"/>
    </style:style>
    <style:style style:name="P33" style:family="paragraph" style:parent-style-name="Text_20_body">
      <style:paragraph-properties fo:margin-left="0cm" fo:margin-right="0cm" fo:text-indent="0cm" style:auto-text-indent="false"/>
      <style:text-properties officeooo:rsid="002309db" officeooo:paragraph-rsid="002585bb"/>
    </style:style>
    <style:style style:name="T1" style:family="text">
      <style:text-properties fo:font-style="normal"/>
    </style:style>
    <style:style style:name="T2" style:family="text">
      <style:text-properties style:font-name="Verdana" fo:font-size="8.25pt" fo:font-style="normal" fo:font-weight="normal"/>
    </style:style>
    <style:style style:name="T3" style:family="text">
      <style:text-properties fo:color="#111111" style:font-name="Verdana" fo:font-size="8.25pt" fo:letter-spacing="normal" fo:font-weight="normal"/>
    </style:style>
    <style:style style:name="T4" style:family="text">
      <style:text-properties fo:font-variant="normal" fo:text-transform="none" fo:color="#111111" style:font-name="Verdana" fo:font-size="8.25pt" fo:letter-spacing="normal" fo:font-style="normal" fo:font-weight="normal"/>
    </style:style>
    <style:style style:name="T5" style:family="text">
      <style:text-properties officeooo:rsid="00189f28"/>
    </style:style>
    <style:style style:name="T6" style:family="text">
      <style:text-properties officeooo:rsid="00189f28" fo:background-color="#ffff00" loext:char-shading-value="0"/>
    </style:style>
    <style:style style:name="T7" style:family="text">
      <style:text-properties fo:background-color="#ffff00" loext:char-shading-value="0"/>
    </style:style>
    <style:style style:name="T8" style:family="text">
      <style:text-properties fo:background-color="transparent" loext:char-shading-value="0"/>
    </style:style>
    <style:style style:name="T9" style:family="text">
      <style:text-properties officeooo:rsid="001be833"/>
    </style:style>
    <style:style style:name="T10" style:family="text">
      <style:text-properties officeooo:rsid="001d05a5"/>
    </style:style>
    <style:style style:name="T11" style:family="text">
      <style:text-properties officeooo:rsid="001dc0de"/>
    </style:style>
    <style:style style:name="T12" style:family="text">
      <style:text-properties officeooo:rsid="0020a57d"/>
    </style:style>
    <style:style style:name="T13" style:family="text">
      <style:text-properties officeooo:rsid="00222fef"/>
    </style:style>
    <style:style style:name="T14" style:family="text">
      <style:text-properties officeooo:rsid="002585bb"/>
    </style:style>
    <style:style style:name="T15" style:family="text">
      <style:text-properties officeooo:rsid="0025cdf2"/>
    </style:style>
    <style:style style:name="T16" style:family="text">
      <style:text-properties officeooo:rsid="00260e7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dia Facades <text:span text:style-name="T14">beyond interactions</text:span></text:p>
      <text:p text:style-name="P4"/>
      <text:p text:style-name="P4"/>
      <text:p text:style-name="P4"/>
      <text:p text:style-name="P6">@other{fritsch2008a,</text:p>
      <text:p text:style-name="P6"/>
      <text:p text:style-name="P5"/>
      <text:p text:style-name="P6">Urban life is not seen as different than other aspects of human life, with other social and cultural practises. Architecture has always been using new techniques, materials and ways to express itself. Remediation of screens in the urban area, or media facades, is a natural result. These media facades </text:p>
      <text:p text:style-name="P6"><text:s/>can be distinguished in a number of genres (see figure 1). </text:p>
      <text:p text:style-name="P6"/>
      <text:p text:style-name="P6">News and <text:span text:style-name="T15">advertisement</text:span> are the two genres most common around the world and also the oldest and <text:s/>most influential type of media we see on buildings. </text:p>
      <text:p text:style-name="P6"><text:s/></text:p>
      <text:p text:style-name="P24"><text:s/><text:span text:style-name="T14">\citep{Outdoor2009} states billboards one of the oldest forms of advertisement shows a growth. Out door seems more effective in terms of cost and new media have improved the quality. <text:s/>Outdoor advertisement is in China the fastest growing media form. In 2006 $6.8 billion was spend on outdoor advertisement in the US. Also in England Outdoor advertising expanded with more than 250 million between 2001 and 2006.</text:span></text:p>
      <text:p text:style-name="P24"><text:span text:style-name="T14">it is harder to reach an audience through <text:s/>the traditional media television, print. It is often seen as disturbing and much has been done to block it, with spam filters and skipping commercials.</text:span></text:p>
      <text:p text:style-name="P30">Consumers on the go. The outdoor <text:span text:style-name="T15">advertisement</text:span> as a ‘opportunity to see’ . <text:span text:style-name="T15">Quality</text:span> of <text:span text:style-name="T15">screens</text:span> <text:span text:style-name="T15">improving</text:span> from LCD to <text:s/>FED (field emission Display) \cite{outdoor2009} <text:s/>and more recently LED lights are introduced.</text:p>
      <text:p text:style-name="P27"/>
      <text:p text:style-name="P33"><text:span text:style-name="T13">\cite{outdoor2009} </text:span>Predict outdoor <text:span text:style-name="T15">advertisement</text:span> will continue to grow and diversify as it is one of the best ways to reach the desired audience and integrated market <text:span text:style-name="T15">communication</text:span>, this despite the anti-billboard sentiments. </text:p>
      <text:p text:style-name="P22"/>
      <text:p text:style-name="P22">Looking back at the stages Piccadilly’s billboard gone through from light displays to moving pictures and interacting with the public that that \citep{Outdoor2009} was right with is predictions.</text:p>
      <text:p text:style-name="P33"/>
      <text:p text:style-name="P4"/>
      <text:p text:style-name="P4"/>
      <text:p text:style-name="Standard"/>
      <text:p text:style-name="Standard"/>
      <text:p text:style-name="P1">Slaatta</text:p>
      <text:p text:style-name="P1"/>
      <text:p text:style-name="P1"/>
      <text:p text:style-name="P1">Architecture and media technology are melting in each other, a convergence of buildings and new media.</text:p>
      <text:p text:style-name="P1"/>
      <text:p text:style-name="P1">The landscape is now the new screen technology, also diffuses the border between natural and electronic landscape. The urban landscape is reshaped and it mediates in symbolic and material.</text:p>
      <text:p text:style-name="P1"><text:soft-page-break/></text:p>
      <text:p text:style-name="P2">“The intentional use of digital screen technology in transparent or fluorescent building materials for projection of digital images on building facades is changing the meaning of both media and architecture.” p. 1</text:p>
      <text:p text:style-name="P2"/>
      <text:p text:style-name="P3">Makes a comparison with Charlie and the Chocolate Factory</text:p>
      <text:p text:style-name="P3"/>
      <text:p text:style-name="P7">Inside the large scale, performative architecture of media corporate buildings, we might speculate whether the meaning of cultural work itself is changing. Symbolic creativity is here being performed in places where the material structures invite us to think that the physical, cultural and social difference between the outside consumer and the inside producer is disappearing. The imagined situation is parallel to the technological vision in the film version of Roald Dahls famous novel <text:span text:style-name="Emphasis"><text:span text:style-name="T1">Charlie and the Chocolate Factory, </text:span></text:span>where both objects and persons are made able to move between the physical world and the television screen world. Not only does a chocolate bar suddenly appear in Stanley Kubricks <text:span text:style-name="Emphasis"><text:span text:style-name="T1">2001: A Space Odyssey</text:span></text:span>. But also Mike Teavee, the incarnated adolescent television consumer, is inserted in a news program. Although there is some slight physical distortion, the technological experiment shows that "it works".</text:p>
      <text:p text:style-name="P15">The same can be said about the screen architecture. We don't really know yet what kind of cultural change will come about, but we know that the digital architecture can at the same time house the creative staff on the inside, needed for audiovisual production, put their creative work on display on the outside through the use of transparent or projectable screen technology and signal their urban cultural importance as a beaming electronic building, standing out in the urban landscape.</text:p>
      <text:p text:style-name="P10"/>
      <text:p text:style-name="Text_20_body"><text:span text:style-name="T6">Mooie vergelijking met de MAC add</text:span><text:line-break/></text:p>
      <text:p text:style-name="P12"><text:span text:style-name="T4">An interesting thing is that these new strategies of amusement and amazement appear to attract consumers both as physical visitors to the urban centre buildings and as visitors to the fictional space of the domestic or mobile television screen. In a sense, they are competing with themselves, since the active, physical presence seem to exclude the fictional consumption from the coach. However, technology are constantly improving that can give the consumer more control on when and where consumption takes place. The old idea of live broadcasting presence is becoming obsolete, and there is no contradiction anymore between </text:span><text:span text:style-name="Emphasis"><text:span text:style-name="T4">being </text:span></text:span><text:span text:style-name="T4">participant/producer and </text:span><text:span text:style-name="Emphasis"><text:span text:style-name="T4">viewing yourself</text:span></text:span><text:span text:style-name="T4"> as participant/producer. Both time and self-reflexivity seem to be merging in a possible ever-presence of mediated self-identity consumption.</text:span></text:p>
      <text:p text:style-name="Text_20_body"><text:line-break/><text:span text:style-name="T4">The convergence of these two, originally separated cultural industrial products, architecture and the audiovisual media has the potential to interrogate the borders between the urban and the suburban, and between the urban landscape and the natural environment once more. As technology becomes smoother and screens not only can be hung on walls, but actually </text:span><text:span text:style-name="Emphasis"><text:span text:style-name="T3">form</text:span></text:span><text:span text:style-name="T4">the walls of a house, of a concert hall, of a skyscraper, the architectural object. </text:span></text:p>
      <text:p text:style-name="P3"/>
      <text:p text:style-name="P7">As mentioned earlier, the screen technology actually in itself <text:span text:style-name="Emphasis"><text:span text:style-name="T1">is landscape</text:span></text:span>, which can be seen from the way in which the technology actually include reflection and camouflage strategies. These capacities make it possible to simulate a seamless integration between screen and environment. The screen media technology can (more or less) in one moment be made to disappear. And in the next moment it can stand out, seek for connections; ask for your involvement and interactivity. The screen thus does not resemble earlier media technologies that had to have a separate physical carrier (the television set, the radio, the telephone). Instead, it can disappear, become a wall, become a window, hide as modern architecture, or fake another building's facades. The urban screen imitates nature, and it is the mediated visual, the technologically produced and distributed image that stands out or melts into the environment. <text:span text:style-name="Emphasis"><text:span text:style-name="T1">Media becomes landscape.</text:span></text:span> The screen can potentially become invisible by imitating or reflecting its surroundings. Like the skyscrapers with mirror glass surface, mirroring the opposite building structure and thereby borrowing the structural appearance of the opposite buildings floors, windows and decorative elements. Or, as in Harry Potters more fictional universe, a building or a doorway can be made to disappear, like the ceiling in the grand hall at Hogwarth which appears to be the sky outside and the hidden entrance of platform 11 3/4 at Kings Cross Station. When the screen/building stands out, it creates active visual borders and frames, designing new visual structures within the screen, flagging posters, boxing in SMS texts, etc. When it disappears, it loses its meaning as a medium.</text:p>
      <text:p text:style-name="P10"><text:line-break/><text:span text:style-name="T5">Maybe even further is adds are not intersting they become a bill board and people won’t look up</text:span></text:p>
      <text:p text:style-name="P8"><text:soft-page-break/>As Armand Mattelard once put it, the paradoxes of modern communication are "...tumult rhymes with secret, overdose with scarcity, and transparency with opacity" (Mattelard 1991: 186). According to Virilo's more hyperbolic interpretation, we are loosing the human capacity for seeing and understanding from a certain perspective. Everything is moving and sliding:</text:p>
      <text:p text:style-name="P13"><text:line-break/></text:p>
      <text:p text:style-name="P11">Conclusion</text:p>
      <text:p text:style-name="P9"> <text:span text:style-name="T2">wide range of new possibilities for visual art and cultural reflection has arrived with new screen and projection technologies. From a critical media perspective, it is necessary to look into the urban screen technology also as a mean for developing alternative media. The question is how one might influence the development of screen media technology so that interactive, popular and participatory, political use of the urban screen media is not politically prohibited and economically restricted to commercial culture, governmental information for social control and potential political abuse. As Virilo observed about Benjamin's urban studies, the protocols of physical access are what used to give meaning to the space of a city, linked as it was to "the primacy of the sedentary over the nomadic ways of our origins", which presently is being "swept away by advanced technologies" (Virilo 1991, p. 99). Thus, it is increasingly access to technology itself that designates the insides and the outsides of society. It is the ability to interact with technology rather than physical experience of urban landscape, nature and buildings that gives meaning to space.</text:span></text:p>
      <text:p text:style-name="P15">In this creative and hopefully still open period of ideation and innovation, media researchers, artists, architects, urbanists and media activists should explore and challenge the supervening social necessities that will define the outcome of technological innovation processes in the future. The commercial and corporative pull is strong, and it is important to explore and expand the legitimate space for alternative uses. Not only is it a question of traditional communicational values and norms related to access, interactivity and discursive control. It is also a question of the aesthetic control over urban landscapes, environments, buildings, streets and public spaces.<draw:frame draw:style-name="fr1" draw:name="Image1" text:anchor-type="as-char" svg:width="0.423cm" svg:height="0.291cm" draw:z-index="0"><draw:image xlink:href="Pictures/10000000000000100000000BBAF12B7AE095059E.gif" xlink:type="simple" xlink:show="embed" xlink:actuate="onLoad"/><svg:title>End of article</svg:title></draw:frame></text:p>
      <text:p text:style-name="P14"><text:bookmark text:name="author"/><text:line-break/></text:p>
      <text:p text:style-name="P14"/>
      <text:p text:style-name="P16">Graham</text:p>
      <text:p text:style-name="P16">information society</text:p>
      <text:p text:style-name="P16">Digital age influence urban space and <text:span text:style-name="T9">was believed to </text:span>undermine geographical concentrations in cities. <text:span text:style-name="T9">New media found a place in the urban studies and there is a sort of subdisciple Graham labels as ‘urban new media studies’ . But also opinion that the two support each other.</text:span></text:p>
      <text:p text:style-name="P16"/>
      <text:p text:style-name="P17">Remediation of everyday urban life not replacing old media but using it in different ways, <text:span text:style-name="T16">remediate</text:span> TV, Newspapers, books, art and so on. </text:p>
      <text:p text:style-name="P17"/>
      <text:p text:style-name="P17">Graham 6 points</text:p>
      <text:p text:style-name="P17">1 continues with <text:span text:style-name="T16">discontinuity</text:span></text:p>
      <text:p text:style-name="P17">New media maintain relation with old media, infrastructure, <text:span text:style-name="T16">technologies</text:span> etc. </text:p>
      <text:p text:style-name="P17"/>
      <text:p text:style-name="P17"><text:span text:style-name="T7">In this case bill board becoming video’s becoming interactive</text:span> </text:p>
      <text:p text:style-name="P17">2. need for spatial turn, urban places as hubs of new media</text:p>
      <text:p text:style-name="P18"><text:soft-page-break/>Cities are dominant hubs for new media infrastructure, telecommuncation. <text:s/>Most of the <text:s/>domains like .com, .org are traced back to big cityies like london and New York so not so placesess.</text:p>
      <text:p text:style-name="P18"/>
      <text:p text:style-name="P18">3. <text:s/>excavating material bases for new media.</text:p>
      <text:p text:style-name="P18">Digital cyberspace is rooted in telecom towers and webserves. They have a place.</text:p>
      <text:p text:style-name="P18">Wifi spots often find where people concentrate like airports, coffee shops etc. </text:p>
      <text:p text:style-name="P18"/>
      <text:p text:style-name="P19">Also wifi on Piccadilly circus</text:p>
      <text:p text:style-name="P18"/>
      <text:p text:style-name="P18">4. <text:span text:style-name="T10">centre of contingency</text:span></text:p>
      <text:p text:style-name="P23">it is always connected to a person who is in a place at a time with <text:s/>real live</text:p>
      <text:p text:style-name="P23"/>
      <text:p text:style-name="P23">5 banalization and production of the ordinary</text:p>
      <text:p text:style-name="P23">moved from novelty to everyday life. New media no longer new and become less visible</text:p>
      <text:p text:style-name="P23">- miniaturized, embedded</text:p>
      <text:p text:style-name="P23">- less visiable, more diffused and socially normalized</text:p>
      <text:p text:style-name="P23">- spaces are covered by new media</text:p>
      <text:p text:style-name="P23">also happened with water, electricity etc the novelty wears off.</text:p>
      <text:p text:style-name="P20"/>
      <text:p text:style-name="P20">Bill board and ads on Piccadilly competing with smart phone and need new ways for people to look up Wifi but even that is not that novel with g4 and cheaper access</text:p>
      <text:p text:style-name="P23"><text:s/></text:p>
      <text:p text:style-name="P23">6 adress the growing invisiblity of sociotechnical power</text:p>
      <text:p text:style-name="P23">you can be recognised by your phonennummer and put in a longer cue.</text:p>
      <text:p text:style-name="P23"/>
      <text:p text:style-name="P20">Today <text:span text:style-name="T11">even more so with data and GPS but also camera’s and recognition of brands people also built in the Piccadilly Circus screens.</text:span></text:p>
      <text:p text:style-name="P23"/>
      <text:p text:style-name="P32"/>
      <text:p text:style-name="P31"/>
      <text:p text:style-name="P25"/>
      <text:p text:style-name="P25"/>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00:32.206572638</meta:creation-date>
    <dc:date>2019-02-27T07:23:59.625997602</dc:date>
    <meta:editing-duration>PT16H8M56S</meta:editing-duration>
    <meta:editing-cycles>3</meta:editing-cycles>
    <meta:generator>LibreOffice/5.2.7.2$Linux_X86_64 LibreOffice_project/20m0$Build-2</meta:generator>
    <meta:document-statistic meta:table-count="0" meta:image-count="1" meta:object-count="0" meta:page-count="5" meta:paragraph-count="56" meta:word-count="1728" meta:character-count="11042" meta:non-whitespace-character-count="9338"/>
  </office:meta>
</office:document-meta>
</file>